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7pt"/>
    </style:style>
    <style:style style:name="co2" style:family="table-column">
      <style:table-column-properties fo:break-before="auto" style:column-width="50.9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59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1"/>
    <style:style style:name="ce3" style:family="table-cell" style:parent-style-name="Default" style:data-style-name="N125"/>
    <style:style style:name="ce4" style:family="table-cell" style:parent-style-name="Default" style:data-style-name="N12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RSET</text:p>
          </table:table-cell>
          <table:table-cell office:value-type="float" office:value="4700" calcext:value-type="float">
            <text:p>47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OUTFS</text:p>
          </table:table-cell>
          <table:table-cell table:formula="of:=SUM(32*1.25/[.C2])" office:value-type="float" office:value="0.00851063829787234" calcext:value-type="float">
            <text:p>0.00851063829787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load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awg</text:p>
          </table:table-cell>
          <table:table-cell office:value-type="float" office:value="2.4" calcext:value-type="float">
            <text:p>2.4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DE</text:p>
          </table:table-cell>
          <table:table-cell office:value-type="string" calcext:value-type="string">
            <text:p>IOUT1</text:p>
          </table:table-cell>
          <table:table-cell office:value-type="string" calcext:value-type="string">
            <text:p>IOUT2</text:p>
          </table:table-cell>
          <table:table-cell office:value-type="string" calcext:value-type="string">
            <text:p>Vout1</text:p>
          </table:table-cell>
          <table:table-cell office:value-type="string" calcext:value-type="string">
            <text:p>Vout2</text:p>
          </table:table-cell>
          <table:table-cell table:style-name="ce1" office:value-type="string" calcext:value-type="string">
            <text:p>Voutdiff</text:p>
          </table:table-cell>
          <table:table-cell office:value-type="string" calcext:value-type="string">
            <text:p>Voutawg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" table:formula="of:=SUM([.$C$3]*([.B8]/4096))" office:value-type="float" office:value="0" calcext:value-type="float">
            <text:p>0.000000</text:p>
          </table:table-cell>
          <table:table-cell table:style-name="ce2" table:formula="of:=SUM(([.$C$3]*(4095-[.B8]))/4096)" office:value-type="float" office:value="0.00850856050531915" calcext:value-type="float">
            <text:p>0.008509</text:p>
          </table:table-cell>
          <table:table-cell table:style-name="ce3" table:formula="of:=SUM([.C8]*[.$C$4])" office:value-type="float" office:value="0" calcext:value-type="float">
            <text:p>0.00000</text:p>
          </table:table-cell>
          <table:table-cell table:style-name="ce3" table:formula="of:=SUM([.D8]*[.$C$4])" office:value-type="float" office:value="0.850856050531915" calcext:value-type="float">
            <text:p>0.85086</text:p>
          </table:table-cell>
          <table:table-cell table:style-name="ce2" table:formula="of:=SUM([.E8]-[.F8])" office:value-type="float" office:value="-0.850856050531915" calcext:value-type="float">
            <text:p>-0.850856</text:p>
          </table:table-cell>
          <table:table-cell table:style-name="ce4" table:formula="of:=SUM([.G8]*[.$C$5])" office:value-type="float" office:value="-2.0420545212766" calcext:value-type="float">
            <text:p>-2.0421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table:style-name="ce2" table:formula="of:=SUM([.$C$3]*([.B9]/4096))" office:value-type="float" office:value="0.00212765957446808" calcext:value-type="float">
            <text:p>0.002128</text:p>
          </table:table-cell>
          <table:table-cell table:style-name="ce2" table:formula="of:=SUM(([.$C$3]*(4095-[.B9]))/4096)" office:value-type="float" office:value="0.00638090093085106" calcext:value-type="float">
            <text:p>0.006381</text:p>
          </table:table-cell>
          <table:table-cell table:style-name="ce3" table:formula="of:=SUM([.C9]*[.$C$4])" office:value-type="float" office:value="0.212765957446808" calcext:value-type="float">
            <text:p>0.21277</text:p>
          </table:table-cell>
          <table:table-cell table:style-name="ce3" table:formula="of:=SUM([.D9]*[.$C$4])" office:value-type="float" office:value="0.638090093085106" calcext:value-type="float">
            <text:p>0.63809</text:p>
          </table:table-cell>
          <table:table-cell table:style-name="ce2" table:formula="of:=SUM([.E9]-[.F9])" office:value-type="float" office:value="-0.425324135638298" calcext:value-type="float">
            <text:p>-0.425324</text:p>
          </table:table-cell>
          <table:table-cell table:style-name="ce4" table:formula="of:=SUM([.G9]*[.$C$5])" office:value-type="float" office:value="-1.02077792553191" calcext:value-type="float">
            <text:p>-1.0208</text:p>
          </table:table-cell>
        </table:table-row>
        <table:table-row table:style-name="ro1">
          <table:table-cell/>
          <table:table-cell office:value-type="float" office:value="2047" calcext:value-type="float">
            <text:p>2047</text:p>
          </table:table-cell>
          <table:table-cell table:style-name="ce2" table:formula="of:=SUM([.$C$3]*([.B10]/4096))" office:value-type="float" office:value="0.00425324135638298" calcext:value-type="float">
            <text:p>0.004253</text:p>
          </table:table-cell>
          <table:table-cell table:style-name="ce2" table:formula="of:=SUM(([.$C$3]*(4095-[.B10]))/4096)" office:value-type="float" office:value="0.00425531914893617" calcext:value-type="float">
            <text:p>0.004255</text:p>
          </table:table-cell>
          <table:table-cell table:style-name="ce3" table:formula="of:=SUM([.C10]*[.$C$4])" office:value-type="float" office:value="0.425324135638298" calcext:value-type="float">
            <text:p>0.42532</text:p>
          </table:table-cell>
          <table:table-cell table:style-name="ce3" table:formula="of:=SUM([.D10]*[.$C$4])" office:value-type="float" office:value="0.425531914893617" calcext:value-type="float">
            <text:p>0.42553</text:p>
          </table:table-cell>
          <table:table-cell table:style-name="ce2" table:formula="of:=SUM([.E10]-[.F10])" office:value-type="float" office:value="-0.000207779255319118" calcext:value-type="float">
            <text:p>-0.000208</text:p>
          </table:table-cell>
          <table:table-cell table:style-name="ce4" table:formula="of:=SUM([.G10]*[.$C$5])" office:value-type="float" office:value="-0.000498670212765884" calcext:value-type="float">
            <text:p>-0.0005</text:p>
          </table:table-cell>
        </table:table-row>
        <table:table-row table:style-name="ro1">
          <table:table-cell/>
          <table:table-cell office:value-type="float" office:value="4095" calcext:value-type="float">
            <text:p>4095</text:p>
          </table:table-cell>
          <table:table-cell table:style-name="ce2" table:formula="of:=SUM([.$C$3]*([.B11]/4096))" office:value-type="float" office:value="0.00850856050531915" calcext:value-type="float">
            <text:p>0.008509</text:p>
          </table:table-cell>
          <table:table-cell table:style-name="ce2" table:formula="of:=SUM(([.$C$3]*(4095-[.B11]))/4096)" office:value-type="float" office:value="0" calcext:value-type="float">
            <text:p>0.000000</text:p>
          </table:table-cell>
          <table:table-cell table:style-name="ce3" table:formula="of:=SUM([.C11]*[.$C$4])" office:value-type="float" office:value="0.850856050531915" calcext:value-type="float">
            <text:p>0.85086</text:p>
          </table:table-cell>
          <table:table-cell table:style-name="ce3" table:formula="of:=SUM([.D11]*[.$C$4])" office:value-type="float" office:value="0" calcext:value-type="float">
            <text:p>0.00000</text:p>
          </table:table-cell>
          <table:table-cell table:style-name="ce2" table:formula="of:=SUM([.E11]-[.F11])" office:value-type="float" office:value="0.850856050531915" calcext:value-type="float">
            <text:p>0.850856</text:p>
          </table:table-cell>
          <table:table-cell table:style-name="ce4" table:formula="of:=SUM([.G11]*[.$C$5])" office:value-type="float" office:value="2.0420545212766" calcext:value-type="float">
            <text:p>2.042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Above values will set AWG bandwidth to 30 Mhz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6" loext:min-decimal-places="6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14" loext:min-decimal-places="14" number:min-integer-digits="1"/>
    </number:number-style>
    <number:number-style style:name="N127">
      <number:number number:decimal-places="13" loext:min-decimal-places="13" number:min-integer-digits="1"/>
    </number:number-style>
    <number:number-style style:name="N128">
      <number:number number:decimal-places="15" loext:min-decimal-places="15" number:min-integer-digits="1"/>
    </number:number-style>
    <number:number-style style:name="N129">
      <number:number number:decimal-places="16" loext:min-decimal-places="16" number:min-integer-digits="1"/>
    </number:number-style>
    <number:number-style style:name="N130">
      <number:number number:decimal-places="17" loext:min-decimal-places="17" number:min-integer-digits="1"/>
    </number:number-style>
    <number:number-style style:name="N131">
      <number:number number:decimal-places="18" loext:min-decimal-places="18" number:min-integer-digits="1"/>
    </number:number-style>
    <number:number-style style:name="N132">
      <number:number number:decimal-places="19" loext:min-decimal-places="19" number:min-integer-digits="1"/>
    </number:number-style>
    <number:number-style style:name="N133">
      <number:number number:decimal-places="20" loext:min-decimal-places="20" number:min-integer-digits="1"/>
    </number:number-style>
    <number:number-style style:name="N134">
      <number:number number:decimal-places="12" loext:min-decimal-places="12" number:min-integer-digits="1"/>
    </number:number-style>
    <number:number-style style:name="N135">
      <number:number number:decimal-places="11" loext:min-decimal-places="11" number:min-integer-digits="1"/>
    </number:number-style>
    <number:number-style style:name="N136">
      <number:number number:decimal-places="10" loext:min-decimal-places="10" number:min-integer-digits="1"/>
    </number:number-style>
    <number:number-style style:name="N137">
      <number:number number:decimal-places="9" loext:min-decimal-places="9" number:min-integer-digits="1"/>
    </number:number-style>
    <number:number-style style:name="N138">
      <number:number number:decimal-places="8" loext:min-decimal-places="8" number:min-integer-digits="1"/>
    </number:number-style>
    <number:number-style style:name="N139">
      <number:number number:decimal-places="7" loext:min-decimal-places="7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7T20:09:45.657000000</meta:creation-date>
    <dc:date>2018-12-27T21:58:57.919000000</dc:date>
    <meta:editing-duration>PT37M7S</meta:editing-duration>
    <meta:editing-cycles>6</meta:editing-cycles>
    <meta:generator>LibreOffice/6.0.0.3$Windows_X86_64 LibreOffice_project/64a0f66915f38c6217de274f0aa8e15618924765</meta:generator>
    <meta:document-statistic meta:table-count="1" meta:cell-count="44" meta:object-count="0"/>
  </office:meta>
</office:document-meta>
</file>